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43.3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is-true-formula(AND(ROW()&gt;1; [.$A1] &gt; [.$J1]))" style:apply-style-name="Bad" style:base-cell-address="matches.A1"/>
    </style:style>
    <style:style style:name="ce1" style:family="table-cell" style:parent-style-name="Default">
      <style:map style:condition="is-true-formula(AND(ROW()&gt;1; [.$A1] &gt; [.$J1]))" style:apply-style-name="Bad" style:base-cell-address="matches.A1"/>
    </style:style>
    <style:style style:name="ce5" style:family="table-cell" style:parent-style-name="Default">
      <style:map style:condition="is-true-formula(AND(ROW()&gt;1;[.$B1] &lt;&gt; [.$K1]))" style:apply-style-name="Error" style:base-cell-address="matches.B1"/>
    </style:style>
    <style:style style:name="ce3" style:family="table-cell" style:parent-style-name="Default">
      <style:map style:condition="is-true-formula(AND(ROW()&gt;1;[.$B1] &lt;&gt; [.$K1]))" style:apply-style-name="Error" style:base-cell-address="matches.B1"/>
    </style:style>
    <style:style style:name="ce7" style:family="table-cell" style:parent-style-name="Default">
      <style:map style:condition="is-true-formula(AND(ROW()&gt;1; [.$C1] &lt;&gt; [.$L1]))" style:apply-style-name="Error" style:base-cell-address="matches.C1"/>
    </style:style>
    <style:style style:name="ce14" style:family="table-cell" style:parent-style-name="Default">
      <style:map style:condition="is-true-formula(AND(ROW()&gt;1; [.$C1] &lt;&gt; [.$L1]))" style:apply-style-name="Error" style:base-cell-address="matches.C1"/>
    </style:style>
    <style:style style:name="ce9" style:family="table-cell" style:parent-style-name="Default">
      <style:map style:condition="is-true-formula(AND(ROW()&gt;1; OR([.$D1] &lt;&gt; [.$M1]; [.$D1]=&quot;NA&quot;; [.$M1]=&quot;NA&quot;)))" style:apply-style-name="Error" style:base-cell-address="matches.D1"/>
    </style:style>
    <style:style style:name="ce12" style:family="table-cell" style:parent-style-name="Default">
      <style:map style:condition="is-true-formula(AND(ROW()&gt;1; OR([.$D1] &lt;&gt; [.$M1]; [.$D1]=&quot;NA&quot;; [.$M1]=&quot;NA&quot;)))" style:apply-style-name="Error" style:base-cell-address="matches.D1"/>
    </style:style>
    <style:style style:name="ce19" style:family="table-cell" style:parent-style-name="Default">
      <style:map style:condition="is-true-formula(AND(ROW()&gt;1; OR([.$E1] &lt;&gt; [.$N1]; [.$E1] =&quot;NA&quot;; [.$N1] = &quot;NA&quot;)))" style:apply-style-name="Error" style:base-cell-address="matches.E1"/>
    </style:style>
    <style:style style:name="ce10" style:family="table-cell" style:parent-style-name="Default">
      <style:map style:condition="is-true-formula(AND(ROW()&gt;1; OR([.$E1] &lt;&gt; [.$N1]; [.$E1] =&quot;NA&quot;; [.$N1] = &quot;NA&quot;)))" style:apply-style-name="Error" style:base-cell-address="matches.E1"/>
    </style:style>
    <style:style style:name="ce21" style:family="table-cell" style:parent-style-name="Default">
      <style:map style:condition="is-true-formula(AND(ROW()&gt;1; OR([.$F1] &lt;&gt; [.$O1]; [.$F1] = &quot;NA&quot;; [.$O1] = &quot;NA&quot;)))" style:apply-style-name="Error" style:base-cell-address="matches.F1"/>
    </style:style>
    <style:style style:name="ce11" style:family="table-cell" style:parent-style-name="Default">
      <style:map style:condition="is-true-formula(AND(ROW()&gt;1; OR([.$F1] &lt;&gt; [.$O1]; [.$F1] = &quot;NA&quot;; [.$O1] = &quot;NA&quot;)))" style:apply-style-name="Error" style:base-cell-address="matches.F1"/>
    </style:style>
    <style:style style:name="ce23" style:family="table-cell" style:parent-style-name="Default">
      <style:map style:condition="is-true-formula(AND(ROW()&gt;1; [.$H1]&lt;&gt;[.$Q1]))" style:apply-style-name="Error" style:base-cell-address="matches.H1"/>
    </style:style>
    <style:style style:name="ce13" style:family="table-cell" style:parent-style-name="Default">
      <style:map style:condition="is-true-formula(AND(ROW()&gt;1; [.$H1]&lt;&gt;[.$Q1]))" style:apply-style-name="Error" style:base-cell-address="matches.H1"/>
    </style:style>
    <style:style style:name="ce25" style:family="table-cell" style:parent-style-name="Default">
      <style:map style:condition="is-true-formula(AND(ROW()&gt;1; OR([.$I1] &lt;&gt; [.$R1]; [.$I1]=&quot;NA&quot;; [.$R1]=&quot;NA&quot;)))" style:apply-style-name="Error" style:base-cell-address="matches.I1"/>
    </style:style>
    <style:style style:name="ce15" style:family="table-cell" style:parent-style-name="Default">
      <style:map style:condition="is-true-formula(AND(ROW()&gt;1; OR([.$I1] &lt;&gt; [.$R1]; [.$I1]=&quot;NA&quot;; [.$R1]=&quot;NA&quot;)))" style:apply-style-name="Error" style:base-cell-address="matches.I1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ext-properties style:font-name="Liberation Serif" fo:font-size="6.80000019073486pt" fo:language="none" fo:country="none" style:font-name-asian="Tahoma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match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4"/>
        <table:table-column table:style-name="co4" table:default-cell-style-name="ce12"/>
        <table:table-column table:style-name="co5" table:default-cell-style-name="ce10"/>
        <table:table-column table:style-name="co6" table:default-cell-style-name="ce11"/>
        <table:table-column table:style-name="co7" table:default-cell-style-name="Default"/>
        <table:table-column table:style-name="co6" table:default-cell-style-name="ce13"/>
        <table:table-column table:style-name="co8" table:default-cell-style-name="ce15"/>
        <table:table-column table:style-name="co1" table:default-cell-style-name="ce1"/>
        <table:table-column table:style-name="co9" table:default-cell-style-name="ce3"/>
        <table:table-column table:style-name="co2" table:default-cell-style-name="ce14"/>
        <table:table-column table:style-name="co4" table:default-cell-style-name="ce12"/>
        <table:table-column table:style-name="co5" table:default-cell-style-name="ce10"/>
        <table:table-column table:style-name="co6" table:default-cell-style-name="ce11"/>
        <table:table-column table:style-name="co7" table:default-cell-style-name="Default"/>
        <table:table-column table:style-name="co6" table:default-cell-style-name="ce13"/>
        <table:table-column table:style-name="co8" table:default-cell-style-name="ce15"/>
        <table:table-column table:style-name="co10" table:number-columns-repeated="3" table:default-cell-style-name="Default"/>
        <table:table-row table:style-name="ro1">
          <table:table-cell table:style-name="ce2" office:value-type="string" calcext:value-type="string">
            <text:p>ID_1</text:p>
          </table:table-cell>
          <table:table-cell table:style-name="ce5" office:value-type="string" calcext:value-type="string">
            <text:p>lastname_1</text:p>
          </table:table-cell>
          <table:table-cell table:style-name="ce7" office:value-type="string" calcext:value-type="string">
            <text:p>firstname_1</text:p>
          </table:table-cell>
          <table:table-cell table:style-name="ce9" office:value-type="string" calcext:value-type="string">
            <text:p>day_1</text:p>
          </table:table-cell>
          <table:table-cell table:style-name="ce19" office:value-type="string" calcext:value-type="string">
            <text:p>month_1</text:p>
          </table:table-cell>
          <table:table-cell table:style-name="ce21" office:value-type="string" calcext:value-type="string">
            <text:p>year_1</text:p>
          </table:table-cell>
          <table:table-cell office:value-type="string" calcext:value-type="string">
            <text:p>geocode_1</text:p>
          </table:table-cell>
          <table:table-cell table:style-name="ce23" office:value-type="string" calcext:value-type="string">
            <text:p>dept_1</text:p>
          </table:table-cell>
          <table:table-cell table:style-name="ce25" office:value-type="string" calcext:value-type="string">
            <text:p>muni_1</text:p>
          </table:table-cell>
          <table:table-cell table:style-name="ce2" office:value-type="string" calcext:value-type="string">
            <text:p>ID_2</text:p>
          </table:table-cell>
          <table:table-cell table:style-name="ce5" office:value-type="string" calcext:value-type="string">
            <text:p>lastname_2</text:p>
          </table:table-cell>
          <table:table-cell table:style-name="ce7" office:value-type="string" calcext:value-type="string">
            <text:p>firstname_2</text:p>
          </table:table-cell>
          <table:table-cell table:style-name="ce9" office:value-type="string" calcext:value-type="string">
            <text:p>day_2</text:p>
          </table:table-cell>
          <table:table-cell table:style-name="ce19" office:value-type="string" calcext:value-type="string">
            <text:p>month_2</text:p>
          </table:table-cell>
          <table:table-cell table:style-name="ce21" office:value-type="string" calcext:value-type="string">
            <text:p>year_2</text:p>
          </table:table-cell>
          <table:table-cell office:value-type="string" calcext:value-type="string">
            <text:p>geocode_2</text:p>
          </table:table-cell>
          <table:table-cell table:style-name="ce23" office:value-type="string" calcext:value-type="string">
            <text:p>dept_2</text:p>
          </table:table-cell>
          <table:table-cell table:style-name="ce25" office:value-type="string" calcext:value-type="string">
            <text:p>muni_2</text:p>
          </table:table-cell>
          <table:table-cell office:value-type="string" calcext:value-type="string">
            <text:p>match_confidenc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FIGUEROA MENJIBAR</text:p>
          </table:table-cell>
          <table:table-cell office:value-type="string" calcext:value-type="string">
            <text:p>MIGUEL ANTONI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81" calcext:value-type="float">
            <text:p>1981</text:p>
          </table:table-cell>
          <table:table-cell office:value-type="float" office:value="71525" calcext:value-type="float">
            <text:p>71525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MENJIBAR</text:p>
          </table:table-cell>
          <table:table-cell office:value-type="string" calcext:value-type="string">
            <text:p>ANTONIO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71513" calcext:value-type="float">
            <text:p>7151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ess likely that first part of surname would be dropped.</text:p>
          </table:table-cell>
          <table:table-cell/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TEJADA BASQUES</text:p>
          </table:table-cell>
          <table:table-cell office:value-type="string" calcext:value-type="string">
            <text:p>JOSE ELIAS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71404" calcext:value-type="float">
            <text:p>71404</text:p>
          </table:table-cell>
          <table:table-cell office:value-type="float" office:value="7" calcext:value-type="float">
            <text:p>7</text:p>
          </table:table-cell>
          <table:table-cell office:value-type="float" office:value="714" calcext:value-type="float">
            <text:p>714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BASQUES</text:p>
          </table:table-cell>
          <table:table-cell office:value-type="string" calcext:value-type="string">
            <text:p>JOS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504" calcext:value-type="float">
            <text:p>70504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ess likely that first part of surname would be dropped.</text:p>
          </table:table-cell>
          <table:table-cell/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TEJADA BASQUES</text:p>
          </table:table-cell>
          <table:table-cell office:value-type="string" calcext:value-type="string">
            <text:p>JOSE ELIAS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71404" calcext:value-type="float">
            <text:p>71404</text:p>
          </table:table-cell>
          <table:table-cell office:value-type="float" office:value="7" calcext:value-type="float">
            <text:p>7</text:p>
          </table:table-cell>
          <table:table-cell office:value-type="float" office:value="714" calcext:value-type="float">
            <text:p>714</text:p>
          </table:table-cell>
          <table:table-cell office:value-type="float" office:value="6485" calcext:value-type="float">
            <text:p>6485</text:p>
          </table:table-cell>
          <table:table-cell office:value-type="string" calcext:value-type="string">
            <text:p>BASQUES</text:p>
          </table:table-cell>
          <table:table-cell office:value-type="string" calcext:value-type="string">
            <text:p>JOS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504" calcext:value-type="float">
            <text:p>70504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ess likely that first part of surname would be dropped.</text:p>
          </table:table-cell>
          <table:table-cell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ERNANDES</text:p>
          </table:table-cell>
          <table:table-cell office:value-type="string" calcext:value-type="string">
            <text:p>MIGUEL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980" calcext:value-type="float">
            <text:p>1980</text:p>
          </table:table-cell>
          <table:table-cell office:value-type="float" office:value="71000" calcext:value-type="float">
            <text:p>71000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ERNANDES</text:p>
          </table:table-cell>
          <table:table-cell office:value-type="string" calcext:value-type="string">
            <text:p>MIGUEL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0" calcext:value-type="float">
            <text:p>1980</text:p>
          </table:table-cell>
          <table:table-cell office:value-type="float" office:value="70507" calcext:value-type="float">
            <text:p>70507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uni isn’t neighboring. Although name agrees, evidence is weaker as it’s a common name and date is missing.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JUARES</text:p>
          </table:table-cell>
          <table:table-cell office:value-type="string" calcext:value-type="string">
            <text:p>CARLO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1" calcext:value-type="float">
            <text:p>1981</text:p>
          </table:table-cell>
          <table:table-cell office:value-type="float" office:value="70301" calcext:value-type="float">
            <text:p>70301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JUARES</text:p>
          </table:table-cell>
          <table:table-cell office:value-type="string" calcext:value-type="string">
            <text:p>JOS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float" office:value="70504" calcext:value-type="float">
            <text:p>70504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lthough names don’t overlap, match is likely given presence of similar record with first name JOSE CARLOS</text:p>
          </table:table-cell>
          <table:table-cell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LOBO RIBERA</text:p>
          </table:table-cell>
          <table:table-cell office:value-type="string" calcext:value-type="string">
            <text:p>RUTILIO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1981" calcext:value-type="float">
            <text:p>1981</text:p>
          </table:table-cell>
          <table:table-cell office:value-type="float" office:value="71528" calcext:value-type="float">
            <text:p>71528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UTILI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3" calcext:value-type="float">
            <text:p>1983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ood agreement between names, but lacking evidence due to missing muni and disagreement in date</text:p>
          </table:table-cell>
          <table:table-cell table:style-name="ce18"/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FRANSISCO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980" calcext:value-type="float">
            <text:p>1980</text:p>
          </table:table-cell>
          <table:table-cell office:value-type="float" office:value="71501" calcext:value-type="float">
            <text:p>71501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FRANSISCO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984" calcext:value-type="float">
            <text:p>1984</text:p>
          </table:table-cell>
          <table:table-cell office:value-type="float" office:value="71600" calcext:value-type="float">
            <text:p>71600</text:p>
          </table:table-cell>
          <table:table-cell office:value-type="float" office:value="7" calcext:value-type="float">
            <text:p>7</text:p>
          </table:table-cell>
          <table:table-cell office:value-type="float" office:value="716" calcext:value-type="float">
            <text:p>716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8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JOSE MARIA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985" calcext:value-type="float">
            <text:p>1985</text:p>
          </table:table-cell>
          <table:table-cell office:value-type="float" office:value="70100" calcext:value-type="float">
            <text:p>70100</text:p>
          </table:table-cell>
          <table:table-cell office:value-type="float" office:value="7" calcext:value-type="float">
            <text:p>7</text:p>
          </table:table-cell>
          <table:table-cell office:value-type="float" office:value="701" calcext:value-type="float">
            <text:p>701</text:p>
          </table:table-cell>
          <table:table-cell office:value-type="float" office:value="5582" calcext:value-type="float">
            <text:p>5582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985" calcext:value-type="float">
            <text:p>1985</text:p>
          </table:table-cell>
          <table:table-cell office:value-type="float" office:value="70100" calcext:value-type="float">
            <text:p>70100</text:p>
          </table:table-cell>
          <table:table-cell office:value-type="float" office:value="7" calcext:value-type="float">
            <text:p>7</text:p>
          </table:table-cell>
          <table:table-cell office:value-type="float" office:value="701" calcext:value-type="float">
            <text:p>701</text:p>
          </table:table-cell>
          <table:table-cell office:value-type="float" office:value="0.25" calcext:value-type="float">
            <text:p>0.25</text:p>
          </table:table-cell>
          <table:table-cell table:style-name="ce17" office:value-type="string" calcext:value-type="string">
            <text:p>Unlikely male name JOSE MARIA would be abbreviated to MARIA</text:p>
          </table:table-cell>
          <table:table-cell table:style-name="ce18"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ALISIA CARMEN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1980" calcext:value-type="float">
            <text:p>1980</text:p>
          </table:table-cell>
          <table:table-cell office:value-type="float" office:value="71525" calcext:value-type="float">
            <text:p>71525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5665" calcext:value-type="float">
            <text:p>5665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CARMEN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87" calcext:value-type="float">
            <text:p>1987</text:p>
          </table:table-cell>
          <table:table-cell office:value-type="float" office:value="70905" calcext:value-type="float">
            <text:p>70905</text:p>
          </table:table-cell>
          <table:table-cell office:value-type="float" office:value="7" calcext:value-type="float">
            <text:p>7</text:p>
          </table:table-cell>
          <table:table-cell office:value-type="float" office:value="709" calcext:value-type="float">
            <text:p>70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imilar name and municipality, but date is vastly different</text:p>
          </table:table-cell>
          <table:table-cell table:style-name="ce18"/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JOSE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70307" calcext:value-type="float">
            <text:p>70307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REYES PERES</text:p>
          </table:table-cell>
          <table:table-cell office:value-type="string" calcext:value-type="string">
            <text:p>JOSE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83" calcext:value-type="float">
            <text:p>1983</text:p>
          </table:table-cell>
          <table:table-cell office:value-type="float" office:value="70207" calcext:value-type="float">
            <text:p>70207</text:p>
          </table:table-cell>
          <table:table-cell office:value-type="float" office:value="7" calcext:value-type="float">
            <text:p>7</text:p>
          </table:table-cell>
          <table:table-cell office:value-type="float" office:value="702" calcext:value-type="float">
            <text:p>70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ess likely that first part of surname would be dropped.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LBARADO</text:p>
          </table:table-cell>
          <table:table-cell office:value-type="string" calcext:value-type="string">
            <text:p>JOS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1013" calcext:value-type="float">
            <text:p>71013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ALBARADO</text:p>
          </table:table-cell>
          <table:table-cell office:value-type="string" calcext:value-type="string">
            <text:p>JOSE NICOLAS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80" calcext:value-type="float">
            <text:p>1980</text:p>
          </table:table-cell>
          <table:table-cell office:value-type="float" office:value="71503" calcext:value-type="float">
            <text:p>7150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LBARADO</text:p>
          </table:table-cell>
          <table:table-cell office:value-type="string" calcext:value-type="string">
            <text:p>JOS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1013" calcext:value-type="float">
            <text:p>71013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ALBARADO</text:p>
          </table:table-cell>
          <table:table-cell office:value-type="string" calcext:value-type="string">
            <text:p>JOSE LUCAS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80" calcext:value-type="float">
            <text:p>1980</text:p>
          </table:table-cell>
          <table:table-cell office:value-type="float" office:value="71503" calcext:value-type="float">
            <text:p>7150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1980" calcext:value-type="float">
            <text:p>1980</text:p>
          </table:table-cell>
          <table:table-cell office:value-type="float" office:value="71528" calcext:value-type="float">
            <text:p>71528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PENA PALENSIA</text:p>
          </table:table-cell>
          <table:table-cell office:value-type="string" calcext:value-type="string">
            <text:p>JOSE ANTONI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80" calcext:value-type="float">
            <text:p>1980</text:p>
          </table:table-cell>
          <table:table-cell office:value-type="float" office:value="71528" calcext:value-type="float">
            <text:p>71528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ALFARO</text:p>
          </table:table-cell>
          <table:table-cell office:value-type="string" calcext:value-type="string">
            <text:p>MARIA CARME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82" calcext:value-type="float">
            <text:p>1982</text:p>
          </table:table-cell>
          <table:table-cell office:value-type="float" office:value="71609" calcext:value-type="float">
            <text:p>71609</text:p>
          </table:table-cell>
          <table:table-cell office:value-type="float" office:value="7" calcext:value-type="float">
            <text:p>7</text:p>
          </table:table-cell>
          <table:table-cell office:value-type="float" office:value="716" calcext:value-type="float">
            <text:p>71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ALFARO</text:p>
          </table:table-cell>
          <table:table-cell office:value-type="string" calcext:value-type="string">
            <text:p>CARME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1609" calcext:value-type="float">
            <text:p>71609</text:p>
          </table:table-cell>
          <table:table-cell office:value-type="float" office:value="7" calcext:value-type="float">
            <text:p>7</text:p>
          </table:table-cell>
          <table:table-cell office:value-type="float" office:value="716" calcext:value-type="float">
            <text:p>71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MELI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ROSA AMELI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NJEL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NJELIT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NJELIT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IT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ITA may be diminutive of ANJELITA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NTONI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2" calcext:value-type="float">
            <text:p>1982</text:p>
          </table:table-cell>
          <table:table-cell office:value-type="float" office:value="71511" calcext:value-type="float">
            <text:p>71511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URAN ACOST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982" calcext:value-type="float">
            <text:p>1982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GUADALUP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COSTA JIRON</text:p>
          </table:table-cell>
          <table:table-cell office:value-type="string" calcext:value-type="string">
            <text:p>GUADALUP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70901" calcext:value-type="float">
            <text:p>70901</text:p>
          </table:table-cell>
          <table:table-cell office:value-type="float" office:value="7" calcext:value-type="float">
            <text:p>7</text:p>
          </table:table-cell>
          <table:table-cell office:value-type="float" office:value="709" calcext:value-type="float">
            <text:p>7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te is completely missing, surname and muni don’t perfectly agree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GUADALUP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COSTA JIRON</text:p>
          </table:table-cell>
          <table:table-cell office:value-type="string" calcext:value-type="string">
            <text:p>NORMA GUADALUP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70901" calcext:value-type="float">
            <text:p>70901</text:p>
          </table:table-cell>
          <table:table-cell office:value-type="float" office:value="7" calcext:value-type="float">
            <text:p>7</text:p>
          </table:table-cell>
          <table:table-cell office:value-type="float" office:value="709" calcext:value-type="float">
            <text:p>7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te is completely missing, surname and muni don’t perfectly agree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A ANTONIA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STRO ACOSTA</text:p>
          </table:table-cell>
          <table:table-cell office:value-type="string" calcext:value-type="string">
            <text:p>JUANA ANTONI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LEMAN MENJIBAR</text:p>
          </table:table-cell>
          <table:table-cell office:value-type="string" calcext:value-type="string">
            <text:p>MANU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71526" calcext:value-type="float">
            <text:p>71526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MANUEL JESU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71526" calcext:value-type="float">
            <text:p>71526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ALFARO</text:p>
          </table:table-cell>
          <table:table-cell office:value-type="string" calcext:value-type="string">
            <text:p>CARME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82" calcext:value-type="float">
            <text:p>1982</text:p>
          </table:table-cell>
          <table:table-cell office:value-type="float" office:value="71609" calcext:value-type="float">
            <text:p>71609</text:p>
          </table:table-cell>
          <table:table-cell office:value-type="float" office:value="7" calcext:value-type="float">
            <text:p>7</text:p>
          </table:table-cell>
          <table:table-cell office:value-type="float" office:value="716" calcext:value-type="float">
            <text:p>716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LFARO GAMES</text:p>
          </table:table-cell>
          <table:table-cell office:value-type="string" calcext:value-type="string">
            <text:p>CARME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1609" calcext:value-type="float">
            <text:p>71609</text:p>
          </table:table-cell>
          <table:table-cell office:value-type="float" office:value="7" calcext:value-type="float">
            <text:p>7</text:p>
          </table:table-cell>
          <table:table-cell office:value-type="float" office:value="716" calcext:value-type="float">
            <text:p>71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LFARO</text:p>
          </table:table-cell>
          <table:table-cell office:value-type="string" calcext:value-type="string">
            <text:p>EUJENI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82" calcext:value-type="float">
            <text:p>1982</text:p>
          </table:table-cell>
          <table:table-cell office:value-type="float" office:value="71609" calcext:value-type="float">
            <text:p>71609</text:p>
          </table:table-cell>
          <table:table-cell office:value-type="float" office:value="7" calcext:value-type="float">
            <text:p>7</text:p>
          </table:table-cell>
          <table:table-cell office:value-type="float" office:value="716" calcext:value-type="float">
            <text:p>716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ALFARO ROMERO</text:p>
          </table:table-cell>
          <table:table-cell office:value-type="string" calcext:value-type="string">
            <text:p>EUJENI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71609" calcext:value-type="float">
            <text:p>71609</text:p>
          </table:table-cell>
          <table:table-cell office:value-type="float" office:value="7" calcext:value-type="float">
            <text:p>7</text:p>
          </table:table-cell>
          <table:table-cell office:value-type="float" office:value="716" calcext:value-type="float">
            <text:p>71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LBARADO ERNANDES</text:p>
          </table:table-cell>
          <table:table-cell office:value-type="string" calcext:value-type="string">
            <text:p>PAULA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70307" calcext:value-type="float">
            <text:p>70307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ERNANDES</text:p>
          </table:table-cell>
          <table:table-cell office:value-type="string" calcext:value-type="string">
            <text:p>PAULA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70307" calcext:value-type="float">
            <text:p>70307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ess likely that first part of surname would be dropped.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ASERES</text:p>
          </table:table-cell>
          <table:table-cell office:value-type="string" calcext:value-type="string">
            <text:p>OSMARO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71525" calcext:value-type="float">
            <text:p>71525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CASERES</text:p>
          </table:table-cell>
          <table:table-cell office:value-type="string" calcext:value-type="string">
            <text:p>OSMAR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1525" calcext:value-type="float">
            <text:p>71525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ERAS</text:p>
          </table:table-cell>
          <table:table-cell office:value-type="string" calcext:value-type="string">
            <text:p>JES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1" calcext:value-type="float">
            <text:p>1981</text:p>
          </table:table-cell>
          <table:table-cell office:value-type="float" office:value="71002" calcext:value-type="float">
            <text:p>71002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DERAS</text:p>
          </table:table-cell>
          <table:table-cell office:value-type="string" calcext:value-type="string">
            <text:p>MANUEL JESU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80" calcext:value-type="float">
            <text:p>1980</text:p>
          </table:table-cell>
          <table:table-cell office:value-type="float" office:value="71500" calcext:value-type="float">
            <text:p>71500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NAMORADO</text:p>
          </table:table-cell>
          <table:table-cell office:value-type="string" calcext:value-type="string">
            <text:p>ARMANDO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80" calcext:value-type="float">
            <text:p>1980</text:p>
          </table:table-cell>
          <table:table-cell office:value-type="float" office:value="71525" calcext:value-type="float">
            <text:p>71525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NAMORADO AREBALO</text:p>
          </table:table-cell>
          <table:table-cell office:value-type="string" calcext:value-type="string">
            <text:p>ELISEO ARMANDO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80" calcext:value-type="float">
            <text:p>1980</text:p>
          </table:table-cell>
          <table:table-cell office:value-type="float" office:value="71525" calcext:value-type="float">
            <text:p>71525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ENRIQUES ERNANDES</text:p>
          </table:table-cell>
          <table:table-cell office:value-type="string" calcext:value-type="string">
            <text:p>JOSE ERIBERT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80" calcext:value-type="float">
            <text:p>1980</text:p>
          </table:table-cell>
          <table:table-cell office:value-type="float" office:value="71513" calcext:value-type="float">
            <text:p>7151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ERNANDES</text:p>
          </table:table-cell>
          <table:table-cell office:value-type="string" calcext:value-type="string">
            <text:p>JOS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80" calcext:value-type="float">
            <text:p>1980</text:p>
          </table:table-cell>
          <table:table-cell office:value-type="float" office:value="71528" calcext:value-type="float">
            <text:p>71528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ess likely that first part of surname would be dropped.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985" calcext:value-type="float">
            <text:p>1985</text:p>
          </table:table-cell>
          <table:table-cell office:value-type="float" office:value="71525" calcext:value-type="float">
            <text:p>71525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MANUEL ANJEL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71503" calcext:value-type="float">
            <text:p>7150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985" calcext:value-type="float">
            <text:p>1985</text:p>
          </table:table-cell>
          <table:table-cell office:value-type="float" office:value="71525" calcext:value-type="float">
            <text:p>71525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MELGAR ESCOBAR</text:p>
          </table:table-cell>
          <table:table-cell office:value-type="string" calcext:value-type="string">
            <text:p>MANUEL ANJE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71503" calcext:value-type="float">
            <text:p>7150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ess likely that first part of surname would be dropped.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MANUEL ANJEL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71503" calcext:value-type="float">
            <text:p>7150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MELGAR ESCOBAR</text:p>
          </table:table-cell>
          <table:table-cell office:value-type="string" calcext:value-type="string">
            <text:p>MANUEL ANJE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71503" calcext:value-type="float">
            <text:p>7150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ess likely that first part of surname would be dropped.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ILARIO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0507" calcext:value-type="float">
            <text:p>70507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ERNANDES</text:p>
          </table:table-cell>
          <table:table-cell office:value-type="string" calcext:value-type="string">
            <text:p>ILARI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0" calcext:value-type="float">
            <text:p>1980</text:p>
          </table:table-cell>
          <table:table-cell office:value-type="float" office:value="70507" calcext:value-type="float">
            <text:p>70507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ERNANDES and ERANDES are distinct surnames. Date completely missing.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70507" calcext:value-type="float">
            <text:p>70507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style-name="Default" office:value-type="float" office:value="2184" calcext:value-type="float">
            <text:p>2184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MIGUEL ANJE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80" calcext:value-type="float">
            <text:p>1980</text:p>
          </table:table-cell>
          <table:table-cell office:value-type="float" office:value="70502" calcext:value-type="float">
            <text:p>70502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style-name="ce1" office:value-type="float" office:value="0.5" calcext:value-type="float">
            <text:p>0.5</text:p>
          </table:table-cell>
          <table:table-cell office:value-type="string" calcext:value-type="string">
            <text:p>FERNANDES and ERANDES are distinct surnames. Date doesn’t agree.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70507" calcext:value-type="float">
            <text:p>70507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ERNANDES</text:p>
          </table:table-cell>
          <table:table-cell office:value-type="string" calcext:value-type="string">
            <text:p>MIGUEL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0" calcext:value-type="float">
            <text:p>1980</text:p>
          </table:table-cell>
          <table:table-cell office:value-type="float" office:value="70507" calcext:value-type="float">
            <text:p>70507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ERNANDES and ERANDES are distinct surnames. Date doesn’t agree.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MIGUEL ANJE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80" calcext:value-type="float">
            <text:p>1980</text:p>
          </table:table-cell>
          <table:table-cell office:value-type="float" office:value="70502" calcext:value-type="float">
            <text:p>70502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ERNANDES</text:p>
          </table:table-cell>
          <table:table-cell office:value-type="string" calcext:value-type="string">
            <text:p>MIGUEL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0" calcext:value-type="float">
            <text:p>1980</text:p>
          </table:table-cell>
          <table:table-cell office:value-type="float" office:value="70507" calcext:value-type="float">
            <text:p>70507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ERNANDES and ERANDES are distinct surnames. Date doesn’t agree.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JIRON</text:p>
          </table:table-cell>
          <table:table-cell office:value-type="string" calcext:value-type="string">
            <text:p>BRAULI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70901" calcext:value-type="float">
            <text:p>70901</text:p>
          </table:table-cell>
          <table:table-cell office:value-type="float" office:value="7" calcext:value-type="float">
            <text:p>7</text:p>
          </table:table-cell>
          <table:table-cell office:value-type="float" office:value="709" calcext:value-type="float">
            <text:p>709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JIRON JUAQUIN</text:p>
          </table:table-cell>
          <table:table-cell office:value-type="string" calcext:value-type="string">
            <text:p>JOSE BRAULIO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71500" calcext:value-type="float">
            <text:p>71500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nsure whether surname is JIRON JUAQUIN or PORTIYO JIRON.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JIRO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JIRON</text:p>
          </table:table-cell>
          <table:table-cell office:value-type="string" calcext:value-type="string">
            <text:p>MARIA JULIA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71500" calcext:value-type="float">
            <text:p>71500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ERNANDES</text:p>
          </table:table-cell>
          <table:table-cell office:value-type="string" calcext:value-type="string">
            <text:p>SANTO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1" calcext:value-type="float">
            <text:p>1981</text:p>
          </table:table-cell>
          <table:table-cell office:value-type="float" office:value="70301" calcext:value-type="float">
            <text:p>70301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ERNANDES ERNANDES</text:p>
          </table:table-cell>
          <table:table-cell office:value-type="string" calcext:value-type="string">
            <text:p>SANTOS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70504" calcext:value-type="float">
            <text:p>70504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LOBO RIBERA</text:p>
          </table:table-cell>
          <table:table-cell office:value-type="string" calcext:value-type="string">
            <text:p>JOSE CARME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80" calcext:value-type="float">
            <text:p>1980</text:p>
          </table:table-cell>
          <table:table-cell office:value-type="float" office:value="71528" calcext:value-type="float">
            <text:p>71528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CARME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1" calcext:value-type="float">
            <text:p>1981</text:p>
          </table:table-cell>
          <table:table-cell office:value-type="float" office:value="71510" calcext:value-type="float">
            <text:p>71510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ess likely that first part of surname would be dropped.</text:p>
          </table:table-cell>
          <table:table-cell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ALONS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3" calcext:value-type="float">
            <text:p>1983</text:p>
          </table:table-cell>
          <table:table-cell office:value-type="float" office:value="71503" calcext:value-type="float">
            <text:p>7150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ALONSO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1500" calcext:value-type="float">
            <text:p>71500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MANOQUI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982" calcext:value-type="float">
            <text:p>1982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MARROQUIN</text:p>
          </table:table-cell>
          <table:table-cell office:value-type="string" calcext:value-type="string">
            <text:p>JUL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71526" calcext:value-type="float">
            <text:p>71526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ood agreement between names (MANOQUIN is likely to be a misspelling of MARROQUIN), but lacking evidence in date and muni.</text:p>
          </table:table-cell>
          <table:table-cell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MANOQUI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982" calcext:value-type="float">
            <text:p>1982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MARROQUIN</text:p>
          </table:table-cell>
          <table:table-cell office:value-type="string" calcext:value-type="string">
            <text:p>JULI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ood agreement between names (MANOQUIN is likely to be a misspelling of MARROQUIN), but lacking evidence in date and muni.</text:p>
          </table:table-cell>
          <table:table-cell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MARROQUIN</text:p>
          </table:table-cell>
          <table:table-cell office:value-type="string" calcext:value-type="string">
            <text:p>JUL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71526" calcext:value-type="float">
            <text:p>71526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MARROQUIN</text:p>
          </table:table-cell>
          <table:table-cell office:value-type="string" calcext:value-type="string">
            <text:p>JULI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980" calcext:value-type="float">
            <text:p>1980</text:p>
          </table:table-cell>
          <table:table-cell office:value-type="float" office:value="71512" calcext:value-type="float">
            <text:p>71512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ANTONI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1" calcext:value-type="float">
            <text:p>1981</text:p>
          </table:table-cell>
          <table:table-cell office:value-type="float" office:value="71002" calcext:value-type="float">
            <text:p>71002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MENDOSA</text:p>
          </table:table-cell>
          <table:table-cell office:value-type="string" calcext:value-type="string">
            <text:p>TITO DOLORES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71604" calcext:value-type="float">
            <text:p>71604</text:p>
          </table:table-cell>
          <table:table-cell office:value-type="float" office:value="7" calcext:value-type="float">
            <text:p>7</text:p>
          </table:table-cell>
          <table:table-cell office:value-type="float" office:value="716" calcext:value-type="float">
            <text:p>716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MENDOSA SIGUENSA</text:p>
          </table:table-cell>
          <table:table-cell office:value-type="string" calcext:value-type="string">
            <text:p>TITO DOLOR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0" calcext:value-type="float">
            <text:p>1980</text:p>
          </table:table-cell>
          <table:table-cell office:value-type="float" office:value="71601" calcext:value-type="float">
            <text:p>71601</text:p>
          </table:table-cell>
          <table:table-cell office:value-type="float" office:value="7" calcext:value-type="float">
            <text:p>7</text:p>
          </table:table-cell>
          <table:table-cell office:value-type="float" office:value="716" calcext:value-type="float">
            <text:p>71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string" calcext:value-type="string">
            <text:p>OLIBAR</text:p>
          </table:table-cell>
          <table:table-cell office:value-type="string" calcext:value-type="string">
            <text:p>JOSE NICOL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4" calcext:value-type="float">
            <text:p>1984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OLIBAR</text:p>
          </table:table-cell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string" calcext:value-type="string">
            <text:p>OLIBAR</text:p>
          </table:table-cell>
          <table:table-cell office:value-type="string" calcext:value-type="string">
            <text:p>JOSE NICOLA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4" calcext:value-type="float">
            <text:p>1984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647" calcext:value-type="float">
            <text:p>4647</text:p>
          </table:table-cell>
          <table:table-cell office:value-type="string" calcext:value-type="string">
            <text:p>OLIBA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  <table:table-cell office:value-type="float" office:value="71511" calcext:value-type="float">
            <text:p>71511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OLIBAR</text:p>
          </table:table-cell>
          <table:table-cell office:value-type="string" calcext:value-type="string">
            <text:p>LEONIDAS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985" calcext:value-type="float">
            <text:p>1985</text:p>
          </table:table-cell>
          <table:table-cell office:value-type="float" office:value="71511" calcext:value-type="float">
            <text:p>71511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OLIBAR</text:p>
          </table:table-cell>
          <table:table-cell office:value-type="string" calcext:value-type="string">
            <text:p>LEONID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4" calcext:value-type="float">
            <text:p>1984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OLIBAR</text:p>
          </table:table-cell>
          <table:table-cell office:value-type="string" calcext:value-type="string">
            <text:p>MANUEL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4" calcext:value-type="float">
            <text:p>1984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644" calcext:value-type="float">
            <text:p>4644</text:p>
          </table:table-cell>
          <table:table-cell office:value-type="string" calcext:value-type="string">
            <text:p>OLIBAR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  <table:table-cell office:value-type="float" office:value="71511" calcext:value-type="float">
            <text:p>71511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string" calcext:value-type="string">
            <text:p>OREYANA</text:p>
          </table:table-cell>
          <table:table-cell office:value-type="string" calcext:value-type="string">
            <text:p>NOLBERTO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80" calcext:value-type="float">
            <text:p>1980</text:p>
          </table:table-cell>
          <table:table-cell office:value-type="float" office:value="71500" calcext:value-type="float">
            <text:p>71500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OREYANA</text:p>
          </table:table-cell>
          <table:table-cell office:value-type="string" calcext:value-type="string">
            <text:p>NORBERT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1" calcext:value-type="float">
            <text:p>1981</text:p>
          </table:table-cell>
          <table:table-cell office:value-type="float" office:value="71002" calcext:value-type="float">
            <text:p>71002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LBERTO and NORBERTO are distinct names. Imperfect agreement on date and muni.</text:p>
          </table:table-cell>
          <table:table-cell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JUA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1" calcext:value-type="float">
            <text:p>1981</text:p>
          </table:table-cell>
          <table:table-cell office:value-type="float" office:value="71501" calcext:value-type="float">
            <text:p>71501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JUANIT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71526" calcext:value-type="float">
            <text:p>71526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irst name doesn’t match exactly + uncertainty in date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JIRON</text:p>
          </table:table-cell>
          <table:table-cell office:value-type="string" calcext:value-type="string">
            <text:p>BRAULI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70901" calcext:value-type="float">
            <text:p>70901</text:p>
          </table:table-cell>
          <table:table-cell office:value-type="float" office:value="7" calcext:value-type="float">
            <text:p>7</text:p>
          </table:table-cell>
          <table:table-cell office:value-type="float" office:value="709" calcext:value-type="float">
            <text:p>709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PORTIYO JIRON</text:p>
          </table:table-cell>
          <table:table-cell office:value-type="string" calcext:value-type="string">
            <text:p>BRAULIO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71500" calcext:value-type="float">
            <text:p>71500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nsure whether surname is JIRON JUAQUIN or PORTIYO JIRON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COSTA JIRON</text:p>
          </table:table-cell>
          <table:table-cell office:value-type="string" calcext:value-type="string">
            <text:p>GUADALUP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70901" calcext:value-type="float">
            <text:p>70901</text:p>
          </table:table-cell>
          <table:table-cell office:value-type="float" office:value="7" calcext:value-type="float">
            <text:p>7</text:p>
          </table:table-cell>
          <table:table-cell office:value-type="float" office:value="709" calcext:value-type="float">
            <text:p>709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COSTA JIRON</text:p>
          </table:table-cell>
          <table:table-cell office:value-type="string" calcext:value-type="string">
            <text:p>NORMA GUADALUP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70901" calcext:value-type="float">
            <text:p>70901</text:p>
          </table:table-cell>
          <table:table-cell office:value-type="float" office:value="7" calcext:value-type="float">
            <text:p>7</text:p>
          </table:table-cell>
          <table:table-cell office:value-type="float" office:value="709" calcext:value-type="float">
            <text:p>709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ERSIL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float" office:value="71009" calcext:value-type="float">
            <text:p>71009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ERSIL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float" office:value="71009" calcext:value-type="float">
            <text:p>71009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FABIAN MATINES</text:p>
          </table:table-cell>
          <table:table-cell office:value-type="string" calcext:value-type="string">
            <text:p>MARIA SIMONA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70307" calcext:value-type="float">
            <text:p>70307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MARTINES</text:p>
          </table:table-cell>
          <table:table-cell office:value-type="string" calcext:value-type="string">
            <text:p>MARIA SIMONA FABIA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70307" calcext:value-type="float">
            <text:p>70307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JIRO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JIRO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  <table:table-cell office:value-type="float" office:value="71511" calcext:value-type="float">
            <text:p>71511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JUARES</text:p>
          </table:table-cell>
          <table:table-cell office:value-type="string" calcext:value-type="string">
            <text:p>CARLO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1" calcext:value-type="float">
            <text:p>1981</text:p>
          </table:table-cell>
          <table:table-cell office:value-type="float" office:value="70301" calcext:value-type="float">
            <text:p>70301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JUARES</text:p>
          </table:table-cell>
          <table:table-cell office:value-type="string" calcext:value-type="string">
            <text:p>JOSE CARLO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70510" calcext:value-type="float">
            <text:p>70510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JUARES</text:p>
          </table:table-cell>
          <table:table-cell office:value-type="string" calcext:value-type="string">
            <text:p>JOS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float" office:value="70504" calcext:value-type="float">
            <text:p>70504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JUARES</text:p>
          </table:table-cell>
          <table:table-cell office:value-type="string" calcext:value-type="string">
            <text:p>JOSE CARLO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70510" calcext:value-type="float">
            <text:p>70510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JUARES</text:p>
          </table:table-cell>
          <table:table-cell office:value-type="string" calcext:value-type="string">
            <text:p>SUSA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1" calcext:value-type="float">
            <text:p>1981</text:p>
          </table:table-cell>
          <table:table-cell office:value-type="float" office:value="70301" calcext:value-type="float">
            <text:p>70301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JUARES</text:p>
          </table:table-cell>
          <table:table-cell office:value-type="string" calcext:value-type="string">
            <text:p>SUSA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0" calcext:value-type="float">
            <text:p>1980</text:p>
          </table:table-cell>
          <table:table-cell office:value-type="float" office:value="70507" calcext:value-type="float">
            <text:p>70507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LEMUS</text:p>
          </table:table-cell>
          <table:table-cell office:value-type="string" calcext:value-type="string">
            <text:p>MIGUEL ANJEL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81" calcext:value-type="float">
            <text:p>1981</text:p>
          </table:table-cell>
          <table:table-cell office:value-type="float" office:value="71500" calcext:value-type="float">
            <text:p>71500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LEMUS</text:p>
          </table:table-cell>
          <table:table-cell office:value-type="string" calcext:value-type="string">
            <text:p>MIQUEL ANJE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80" calcext:value-type="float">
            <text:p>1980</text:p>
          </table:table-cell>
          <table:table-cell office:value-type="float" office:value="71500" calcext:value-type="float">
            <text:p>71500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ELI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304" calcext:value-type="float">
            <text:p>70304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JOSE ELIAS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304" calcext:value-type="float">
            <text:p>70304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ELI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304" calcext:value-type="float">
            <text:p>70304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JOSE ELI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301" calcext:value-type="float">
            <text:p>70301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JOSE ELIAS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304" calcext:value-type="float">
            <text:p>70304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JOSE ELI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301" calcext:value-type="float">
            <text:p>70301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PEDR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304" calcext:value-type="float">
            <text:p>70304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LOPES ERNANDES</text:p>
          </table:table-cell>
          <table:table-cell office:value-type="string" calcext:value-type="string">
            <text:p>PEDR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301" calcext:value-type="float">
            <text:p>70301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MEJIBAR</text:p>
          </table:table-cell>
          <table:table-cell office:value-type="string" calcext:value-type="string">
            <text:p>SANTIAGO ANTONIO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71513" calcext:value-type="float">
            <text:p>7151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MENJIBAR</text:p>
          </table:table-cell>
          <table:table-cell office:value-type="string" calcext:value-type="string">
            <text:p>ANTONIO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71513" calcext:value-type="float">
            <text:p>7151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MENDOSA RAMIRES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980" calcext:value-type="float">
            <text:p>1980</text:p>
          </table:table-cell>
          <table:table-cell office:value-type="float" office:value="71008" calcext:value-type="float">
            <text:p>71008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MENDOSA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980" calcext:value-type="float">
            <text:p>1980</text:p>
          </table:table-cell>
          <table:table-cell office:value-type="float" office:value="71008" calcext:value-type="float">
            <text:p>71008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MENJIBAR</text:p>
          </table:table-cell>
          <table:table-cell office:value-type="string" calcext:value-type="string">
            <text:p>JOS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71513" calcext:value-type="float">
            <text:p>7151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MENJIBAR</text:p>
          </table:table-cell>
          <table:table-cell office:value-type="string" calcext:value-type="string">
            <text:p>JOSE MARIANO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71513" calcext:value-type="float">
            <text:p>7151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OLIBAR</text:p>
          </table:table-cell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float" office:value="71523" calcext:value-type="float">
            <text:p>7152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4647" calcext:value-type="float">
            <text:p>4647</text:p>
          </table:table-cell>
          <table:table-cell office:value-type="string" calcext:value-type="string">
            <text:p>OLIBA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  <table:table-cell office:value-type="float" office:value="71511" calcext:value-type="float">
            <text:p>71511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RAMIRES</text:p>
          </table:table-cell>
          <table:table-cell office:value-type="string" calcext:value-type="string">
            <text:p>PAULA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70504" calcext:value-type="float">
            <text:p>70504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RAMIRES</text:p>
          </table:table-cell>
          <table:table-cell office:value-type="string" calcext:value-type="string">
            <text:p>PAULITA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70504" calcext:value-type="float">
            <text:p>70504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RIBERA LANDABERDE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71511" calcext:value-type="float">
            <text:p>71511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5603" calcext:value-type="float">
            <text:p>5603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PEDRO DOLORE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80" calcext:value-type="float">
            <text:p>1980</text:p>
          </table:table-cell>
          <table:table-cell office:value-type="float" office:value="71503" calcext:value-type="float">
            <text:p>7150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uld be relatives</text:p>
          </table:table-cell>
          <table:table-cell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CRESENSIO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83" calcext:value-type="float">
            <text:p>1983</text:p>
          </table:table-cell>
          <table:table-cell office:value-type="float" office:value="71500" calcext:value-type="float">
            <text:p>71500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SONA</text:p>
          </table:table-cell>
          <table:table-cell office:value-type="string" calcext:value-type="string">
            <text:p>CRESENSIO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1983" calcext:value-type="float">
            <text:p>1983</text:p>
          </table:table-cell>
          <table:table-cell office:value-type="float" office:value="71507" calcext:value-type="float">
            <text:p>71507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BENTUR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983" calcext:value-type="float">
            <text:p>1983</text:p>
          </table:table-cell>
          <table:table-cell office:value-type="float" office:value="71513" calcext:value-type="float">
            <text:p>7151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BENTURA</text:p>
          </table:table-cell>
          <table:table-cell office:value-type="string" calcext:value-type="string">
            <text:p>MARINA CARME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71513" calcext:value-type="float">
            <text:p>71513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EMILI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1013" calcext:value-type="float">
            <text:p>71013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EMILI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1013" calcext:value-type="float">
            <text:p>71013</text:p>
          </table:table-cell>
          <table:table-cell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LANDABERDE</text:p>
          </table:table-cell>
          <table:table-cell office:value-type="string" calcext:value-type="string">
            <text:p>RODOLF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85" calcext:value-type="float">
            <text:p>1985</text:p>
          </table:table-cell>
          <table:table-cell office:value-type="float" office:value="71525" calcext:value-type="float">
            <text:p>71525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LANDABERDE</text:p>
          </table:table-cell>
          <table:table-cell office:value-type="string" calcext:value-type="string">
            <text:p>RODOLF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85" calcext:value-type="float">
            <text:p>1985</text:p>
          </table:table-cell>
          <table:table-cell office:value-type="float" office:value="71525" calcext:value-type="float">
            <text:p>71525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BASQUES</text:p>
          </table:table-cell>
          <table:table-cell office:value-type="string" calcext:value-type="string">
            <text:p>JOS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504" calcext:value-type="float">
            <text:p>70504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6485" calcext:value-type="float">
            <text:p>6485</text:p>
          </table:table-cell>
          <table:table-cell office:value-type="string" calcext:value-type="string">
            <text:p>BASQUES</text:p>
          </table:table-cell>
          <table:table-cell office:value-type="string" calcext:value-type="string">
            <text:p>JOS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float" office:value="70504" calcext:value-type="float">
            <text:p>70504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2"/>
        </table:table-row>
        <table:table-row table:style-name="ro1" table:number-rows-repeated="1048490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matches.L84:matches.L1048576 matches.C86:matches.C1048576 matches.C79:matches.C79 matches.L82:matches.L82 matches.L79:matches.L80 matches.L1:matches.L77 matches.C1:matches.C77">
            <calcext:condition calcext:apply-style-name="Error" calcext:value="formula-is(AND(ROW()&gt;1; [.$C1] &lt;&gt; [.$L1]))" calcext:base-cell-address="matches.C1"/>
          </calcext:conditional-format>
          <calcext:conditional-format calcext:target-range-address="matches.B86:matches.B1048576 matches.K85:matches.K1048576 matches.B79:matches.B79 matches.K82:matches.K82 matches.K79:matches.K80 matches.K1:matches.K77 matches.B1:matches.B77">
            <calcext:condition calcext:apply-style-name="Error" calcext:value="formula-is(AND(ROW()&gt;1;[.$B1] &lt;&gt; [.$K1]))" calcext:base-cell-address="matches.B1"/>
          </calcext:conditional-format>
          <calcext:conditional-format calcext:target-range-address="matches.Q84:matches.Q1048576 matches.H86:matches.H1048576 matches.H79:matches.H79 matches.Q82:matches.Q82 matches.Q79:matches.Q80 matches.Q1:matches.Q77 matches.H1:matches.H77">
            <calcext:condition calcext:apply-style-name="Error" calcext:value="formula-is(AND(ROW()&gt;1; [.$H1]&lt;&gt;[.$Q1]))" calcext:base-cell-address="matches.H1"/>
          </calcext:conditional-format>
          <calcext:conditional-format calcext:target-range-address="matches.R84:matches.R1048576 matches.I86:matches.I1048576 matches.I79:matches.I79 matches.R82:matches.R82 matches.R79:matches.R80 matches.R1:matches.R77 matches.I1:matches.I77">
            <calcext:condition calcext:apply-style-name="Error" calcext:value="formula-is(AND(ROW()&gt;1; OR([.$I1] &lt;&gt; [.$R1]; [.$I1]=&quot;NA&quot;; [.$R1]=&quot;NA&quot;)))" calcext:base-cell-address="matches.I1"/>
          </calcext:conditional-format>
          <calcext:conditional-format calcext:target-range-address="matches.N84:matches.N1048576 matches.E86:matches.E1048576 matches.E79:matches.E79 matches.N82:matches.N82 matches.N79:matches.N80 matches.N1:matches.N77 matches.E1:matches.E77">
            <calcext:condition calcext:apply-style-name="Error" calcext:value="formula-is(AND(ROW()&gt;1; OR([.$E1] &lt;&gt; [.$N1]; [.$E1] =&quot;NA&quot;; [.$N1] = &quot;NA&quot;)))" calcext:base-cell-address="matches.E1"/>
          </calcext:conditional-format>
          <calcext:conditional-format calcext:target-range-address="matches.O84:matches.O1048576 matches.F86:matches.F1048576 matches.F79:matches.F79 matches.O82:matches.O82 matches.O79:matches.O80 matches.O1:matches.O77 matches.F1:matches.F77">
            <calcext:condition calcext:apply-style-name="Error" calcext:value="formula-is(AND(ROW()&gt;1; OR([.$F1] &lt;&gt; [.$O1]; [.$F1] = &quot;NA&quot;; [.$O1] = &quot;NA&quot;)))" calcext:base-cell-address="matches.F1"/>
          </calcext:conditional-format>
          <calcext:conditional-format calcext:target-range-address="matches.M84:matches.M1048576 matches.D86:matches.D1048576 matches.D79:matches.D79 matches.M82:matches.M82 matches.M79:matches.M80 matches.M1:matches.M77 matches.D1:matches.D77">
            <calcext:condition calcext:apply-style-name="Error" calcext:value="formula-is(AND(ROW()&gt;1; OR([.$D1] &lt;&gt; [.$M1]; [.$D1]=&quot;NA&quot;; [.$M1]=&quot;NA&quot;)))" calcext:base-cell-address="matches.D1"/>
          </calcext:conditional-format>
          <calcext:conditional-format calcext:target-range-address="matches.J82:matches.J1048576 matches.A82:matches.A1048576 matches.A49:matches.A80 matches.A1:matches.A48 matches.J36:matches.J80 matches.J1:matches.J34 matches.S35:matches.S35">
            <calcext:condition calcext:apply-style-name="Bad" calcext:value="formula-is(AND(ROW()&gt;1; [.$A1] &gt; [.$J1]))" calcext:base-cell-address="matches.A1"/>
          </calcext:conditional-format>
        </calcext:conditional-formats>
      </table:table>
      <table:named-expressions/>
      <table:database-ranges>
        <table:database-range table:name="__Anonymous_Sheet_DB__0" table:target-range-address="matches.A1:matches.T77" table:display-filter-buttons="true">
          <table:sort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18:06:10.267176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9T18:15:25.889861924</dc:date>
    <meta:editing-duration>PT2H32M6S</meta:editing-duration>
    <meta:editing-cycles>32</meta:editing-cycles>
    <meta:generator>LibreOffice/6.2.7.1$Linux_X86_64 LibreOffice_project/20$Build-1</meta:generator>
    <meta:document-statistic meta:table-count="1" meta:cell-count="1492" meta:object-count="0"/>
  </office:meta>
</office:document-meta>
</file>